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paragraph-rsid="00070e6d"/>
    </style:style>
    <style:style style:name="P2" style:family="paragraph" style:parent-style-name="Standard">
      <style:text-properties fo:color="#c9211e" loext:opacity="100%" officeooo:rsid="0008ae26" officeooo:paragraph-rsid="0008ae26"/>
    </style:style>
    <style:style style:name="P3" style:family="paragraph" style:parent-style-name="Standard">
      <style:text-properties fo:color="#c9211e" loext:opacity="100%" officeooo:rsid="0009d3ff" officeooo:paragraph-rsid="0009d3ff"/>
    </style:style>
    <style:style style:name="P4" style:family="paragraph" style:parent-style-name="Standard">
      <style:text-properties fo:color="#c9211e" loext:opacity="100%" officeooo:paragraph-rsid="0009d3ff"/>
    </style:style>
    <style:style style:name="P5" style:family="paragraph" style:parent-style-name="Standard">
      <style:text-properties fo:color="#c9211e" loext:opacity="100%" officeooo:rsid="000b02b9" officeooo:paragraph-rsid="000b02b9"/>
    </style:style>
    <style:style style:name="T1" style:family="text">
      <style:text-properties fo:color="#000000" loext:opacity="100%"/>
    </style:style>
    <style:style style:name="T2" style:family="text">
      <style:text-properties officeooo:rsid="00070e6d"/>
    </style:style>
    <style:style style:name="T3" style:family="text">
      <style:text-properties officeooo:rsid="0009d3ff"/>
    </style:style>
    <style:style style:name="T4" style:family="text">
      <style:text-properties officeooo:rsid="000b02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hapter 18 Review</text:span></text:h>
      <text:p text:style-name="Standard"/>
      <text:p text:style-name="Standard">[1] Why would we want to have different element types for different vectors?</text:p>
      <text:p text:style-name="P2">Different element types allow vectors to store and manage different kinds of data efficiently. For example, vector&lt;int&gt; stores integers, vector&lt;string&gt; stores strings, and vector&lt;double&gt; stores floating-point numbers. Each type has different memory requirements, comparison operations, and behaviors. This type safety prevents errors like accidentally storing a string where an integer is expected.</text:p>
      <text:p text:style-name="Standard">[2] What is a template?</text:p>
      <text:p text:style-name="P2">A template is a c++ feature that allows you to write generic code that works with different types. Templates act as blueprints for creating functions or classes. For example, template&lt;typename T&gt; lets you write a function that can work with any type T, and the compiler generates specific versions for each type you use</text:p>
      <text:p text:style-name="Standard">[3] What is generic programming?</text:p>
      <text:p text:style-name="P2">Generic programming is a programming paradigm that focuses on writing algorithms and data structures that work with many different types while maintaining type safety and efficiency. It emphasizes writing code once that can be reused with different types, rather than writing separate code for each type</text:p>
      <text:p text:style-name="Standard">[4] How does generic programming differ from object-oriented programming?</text:p>
      <text:p text:style-name="P2">Generic programming focuses on algorithms and type relationships, emphasizing “what operations can be performed” rather than “what objects are”. Object-oriented programming organizes code around objects and their interactions through inheritance and polymorphism. Generic programming <text:soft-page-break/>achieves flexibility through templates and concepts, while OOP uses virtual functions and inheritance hierarchies</text:p>
      <text:p text:style-name="Standard">[5] What is a concept?</text:p>
      <text:p text:style-name="P2">A concept (introduced in c++20) is a named set of requirements that constrain template parameters. Concepts specify what operations a type must support to be used with a template. They make template code more readable and provide better error messages when constraints aren’t met</text:p>
      <text:p text:style-name="Standard">[6] What benefits do we get from the use of concepts?</text:p>
      <text:p text:style-name="P2">Concepts provide better error messages, make template interfaces clearer and more self-documenting, enable better overload resolution, and catch errors earlier in compilation. They make generic code more maintainable and easier to understand by explicitly stating requirements</text:p>
      <text:p text:style-name="Standard">[7] Name four standard-library concepts.</text:p>
      <text:p text:style-name="P2">Std::integral (requires the type to be an integral type)</text:p>
      <text:p text:style-name="P2">std::floating_point (requires the type to be a floating-point type)</text:p>
      <text:p text:style-name="P2">std::copyable (requires the type to be copyable)</text:p>
      <text:p text:style-name="P2">std::movable (requires the type to be movable)</text:p>
      <text:p text:style-name="Standard">[8] How does resize() differ from reserve()?</text:p>
      <text:p text:style-name="P2">Resize() changes the actual size of the vector, adding or removing elements as needed. If expanding, it constructs new elements. Reserve() only allocates memory capacity without changing the vector’s size or constructing elements. Reserve is used to avoid repeated memory allocations during growth.</text:p>
      <text:p text:style-name="Standard">[9] What is a resource? Define and give examples.</text:p>
      <text:p text:style-name="P2"><text:soft-page-break/>A resource is any limited system asset that must be acquired and eventually released. Examples include memory (allocated with new), file handles, network connections, database connections, mutexes, and graphics contexts. Resources typically have acquisition and release operations</text:p>
      <text:p text:style-name="Standard">[10] What is a resource leak?</text:p>
      <text:p text:style-name="P3">A resource leak occurs when a program acquires a resource but fails to release it properly. This can lead to resource exhaustion, where the system runs out of available resources. For example, forgetting to call delete after new, or not closing file handles.</text:p>
      <text:p text:style-name="Standard">[11] List the three resource-management guarantees.</text:p>
      <text:p text:style-name="P3">The three resource-management guarantees are:</text:p>
      <text:p text:style-name="P3">1. basic guarantee: if an exception is thrown, the program remains in a valid state with no resource leaks</text:p>
      <text:p text:style-name="P3">2. strong guarantee: if an exception is thrown, the program state is unchanged (commit-or-rollback semantics)</text:p>
      <text:p text:style-name="P3">3. no-throw guarantee: the operation will not throw an exception</text:p>
      <text:p text:style-name="Standard">[12] How can the use of a built-in pointer lead to a resource leak? Give examples.</text:p>
      <text:p text:style-name="P3">Built-in pointers don’t automatically manage resources, example:</text:p>
      <text:p text:style-name="P3">int* ptr = new int(42);</text:p>
      <text:p text:style-name="P3">// if an exception is thrown here, delete is never called </text:p>
      <text:p text:style-name="P3">some_function_that_might_throw();</text:p>
      <text:p text:style-name="P3">delete ptr; // this might never execute</text:p>
      <text:p text:style-name="P3">// or forgetting to delete entirely:</text:p>
      <text:p text:style-name="P3"><text:soft-page-break/>void function() {</text:p>
      <text:p text:style-name="P3"><text:tab/>int* data = new int[100]; </text:p>
      <text:p text:style-name="P3"><text:tab/>// function ends without delete[] - memory leak</text:p>
      <text:p text:style-name="P4"><text:span text:style-name="T3">}</text:span></text:p>
      <text:p text:style-name="Standard">[13] What is RAII? What problem does it address?</text:p>
      <text:p text:style-name="P3">RAII (Resource Acquisition Is Initialization) is a programming technique where resource management is tied to object lifetime. Resources are <text:span text:style-name="T4">acquired</text:span> in constructors and released in destructors. This addresses the problem of resource leaks by ensuring automatic cleanup when objects go out of scope, even if exceptions occur</text:p>
      <text:p text:style-name="Standard">[14] What is unique_ptr good for?</text:p>
      <text:p text:style-name="P5">unique_ptr is good for exclusive ownership of dynamically allocated resources. It automatically deletes the resource when the pointer goes out of scope, preventing copying (avoiding double-deletion), allows moving ownership, and provides zero-overhead smart pointer functionality. It’s ideal for single-owner scenarios</text:p>
      <text:p text:style-name="Standard">[15] What is shared_ptr good for?</text:p>
      <text:p text:style-name="P5">shared_ptr is good for shared ownership of resources among multiple objects. It uses reference counting to track how many pointers share the resource and automatically deletes it when the last shared_ptr is destroyed. It’s useful when multiple objects need access to the same resource and ownership lifetime is unclea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paragraph-rsid="00070e6d"/>
    </style:style>
    <style:style style:name="MT1" style:family="text">
      <style:text-properties officeooo:rsid="00070e6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nor Crist</text:p>
        <text:p text:style-name="MP1">Chapter 1<text:span text:style-name="MT1">8</text:span> Review</text:p>
        <text:p text:style-name="MP1">Intro to Comp Sci II</text:p>
        <text:p text:style-name="MP1">7/1<text:span text:style-name="MT1">4</text:span>/2025</text:p>
        <text:p text:style-name="MP1">David Staffor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4</meta:editing-cycles>
    <meta:creation-date>2025-03-12T20:31:00</meta:creation-date>
    <dc:date>2025-07-14T20:54:19.659049630</dc:date>
    <meta:editing-duration>PT4M53S</meta:editing-duration>
    <meta:generator>LibreOffice/7.3.7.2$Linux_X86_64 LibreOffice_project/30$Build-2</meta:generator>
    <meta:document-statistic meta:table-count="0" meta:image-count="0" meta:object-count="0" meta:page-count="4" meta:paragraph-count="51" meta:word-count="808" meta:character-count="5434" meta:non-whitespace-character-count="4672"/>
    <meta:user-defined meta:name="AppVersion">16.0000</meta:user-defined>
    <meta:user-defined meta:name="MSIP_Label_2d360780-cf75-4e00-a371-00f6922cc12d_ActionId">42e92868-95e9-4229-afb1-96a2c04c08e7</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2T20:31:51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